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780000004F31B60E971AE787FD.png" manifest:media-type="image/png"/>
  <manifest:file-entry manifest:full-path="Pictures/1000051700000CC800000768438CF26089A3F929.svg" manifest:media-type="image/svg+xml"/>
  <manifest:file-entry manifest:full-path="Pictures/100002010000007C00000048F04D7637CF95EAD0.png" manifest:media-type="image/png"/>
  <manifest:file-entry manifest:full-path="Pictures/10001AD90000149E00001476B3C15491596A6F53.svg" manifest:media-type="image/svg+xml"/>
  <manifest:file-entry manifest:full-path="Pictures/1000000000000020000000204B249CA79A42C6D7.png" manifest:media-type="image/png"/>
  <manifest:file-entry manifest:full-path="Pictures/10000201000000C7000000C6146A5FFCFFC4A34A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svg:stroke-width="0.102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16.26cm" fo:min-width="14.867cm" fo:padding-top="0.176cm" fo:padding-bottom="0.176cm" fo:padding-left="0.301cm" fo:padding-right="0.301cm" draw:shadow-opacity="0%"/>
    </style:style>
    <style:style style:name="gr4" style:family="graphic" style:parent-style-name="standard">
      <style:graphic-properties draw:fill="solid" draw:fill-color="#ff972f" draw:textarea-horizontal-align="justify" draw:textarea-vertical-align="middle" draw:auto-grow-height="false" fo:min-height="0.648cm" fo:min-width="0.398cm"/>
    </style:style>
    <style:style style:name="gr5" style:family="graphic" style:parent-style-name="standard">
      <style:graphic-properties draw:fill="solid" draw:fill-color="#a7074b" draw:textarea-horizontal-align="justify" draw:textarea-vertical-align="middle" draw:auto-grow-height="false" fo:min-height="1.147cm" fo:min-width="1.278cm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draw:opacity="0%" fo:min-height="1.183cm" draw:shadow-offset-x="0.203cm" draw:shadow-offset-y="0.203cm" draw:shadow-opacity="0%"/>
      <style:paragraph-properties style:writing-mode="lr-tb"/>
    </style:style>
    <style:style style:name="gr7" style:family="graphic" style:parent-style-name="objectwithoutfill">
      <style:graphic-properties draw:stroke="solid" svg:stroke-width="0.051cm" svg:stroke-color="#000000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stroke="solid" svg:stroke-width="0.051cm" svg:stroke-color="#f10d0c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fo:min-height="1.57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836cm" fo:min-width="6.534cm"/>
      <style:paragraph-properties style:writing-mode="lr-tb"/>
    </style:style>
    <style:style style:name="gr13" style:family="graphic" style:parent-style-name="standard">
      <style:graphic-properties draw:fill="solid" draw:fill-color="#b7b3ca" draw:textarea-horizontal-align="justify" draw:textarea-vertical-align="middle" draw:auto-grow-height="false" fo:min-height="0.64cm" fo:min-width="0.39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836cm" fo:min-width="8.771cm"/>
      <style:paragraph-properties style:writing-mode="lr-tb"/>
    </style:style>
    <style:style style:name="gr15" style:family="graphic" style:parent-style-name="standard">
      <style:graphic-properties draw:fill="solid" draw:fill-color="#b7b3ca" draw:textarea-horizontal-align="justify" draw:textarea-vertical-align="middle" draw:auto-grow-height="false" fo:min-height="0.766cm" fo:min-width="0.644cm"/>
      <style:paragraph-properties style:writing-mode="lr-tb"/>
    </style:style>
    <style:style style:name="gr1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7" style:family="graphic" style:parent-style-name="objectwithoutfill">
      <style:graphic-properties draw:stroke="solid" svg:stroke-width="0.051cm" svg:stroke-color="#069a2e" draw:marker-start="Arrow" draw:marker-start-width="0.381cm" draw:marker-end="Arrow" draw:marker-end-width="0.381cm" draw:fill="solid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19" style:family="graphic" style:parent-style-name="objectwithoutfill">
      <style:graphic-properties draw:stroke="solid" svg:stroke-width="0.051cm" svg:stroke-color="#069a2e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solid" svg:stroke-color="#000000" draw:fill="none" draw:fill-color="#ffffff" draw:opacity="0%" fo:min-height="0.408cm" draw:shadow-offset-x="0.203cm" draw:shadow-offset-y="0.203cm" draw:shadow-opacity="0%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fo:color="#ffffff" fo:font-size="18pt" style:font-size-asian="18pt" style:font-size-complex="18pt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solid" draw:fill-color="#ff972f"/>
      <style:paragraph-properties fo:text-align="center"/>
    </style:style>
    <style:style style:name="P7" style:family="paragraph">
      <loext:graphic-properties draw:fill="solid" draw:fill-color="#a7074b"/>
      <style:paragraph-properties fo:text-align="center" style:writing-mode="lr-tb"/>
    </style:style>
    <style:style style:name="P8" style:family="paragraph">
      <loext:graphic-properties draw:fill="none" draw:fill-color="#ffffff" draw:opacity="0%"/>
      <style:paragraph-properties style:writing-mode="lr-tb"/>
      <style:text-properties fo:font-size="10pt" fo:font-weight="bold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12pt" fo:font-style="normal" fo:font-weight="bold" style:font-size-asian="18pt" style:font-size-complex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8pt" fo:font-weight="bold" style:font-size-asian="18pt" style:font-size-complex="18pt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text-align="center" style:writing-mode="lr-tb"/>
      <style:text-properties fo:font-size="10pt" style:font-size-asian="18pt" style:font-size-complex="18pt"/>
    </style:style>
    <style:style style:name="P14" style:family="paragraph">
      <loext:graphic-properties draw:fill="solid" draw:fill-color="#b7b3ca"/>
      <style:paragraph-properties fo:text-align="center" style:writing-mode="lr-tb"/>
      <style:text-properties fo:font-size="10pt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fo:font-size="18pt" fo:font-style="normal" fo:font-weight="bold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font-size="10pt" fo:font-weight="bold" style:font-size-asian="18pt" style:font-size-complex="18pt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font-size="10pt" fo:font-weight="bold" style:font-size-asian="18pt" style:font-size-complex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fo:font-style="normal" fo:font-weight="bold" style:font-size-asian="18pt" style:font-size-complex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style:font-size-asian="18pt" style:font-size-complex="18pt"/>
    </style:style>
    <style:style style:name="T7" style:family="text">
      <style:text-properties fo:font-size="18pt" fo:font-style="normal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62cm" svg:y1="8.54cm" svg:x2="20.32cm" svg:y2="8.54cm">
          <text:p/>
        </draw:line>
        <draw:frame draw:style-name="gr2" draw:text-style-name="P3" xml:id="id6" draw:id="id6" draw:layer="layout" svg:width="5.036cm" svg:height="2.918cm" svg:x="21.71cm" svg:y="9.277cm">
          <draw:image xlink:href="Pictures/1000051700000CC800000768438CF26089A3F929.svg" xlink:type="simple" xlink:show="embed" xlink:actuate="onLoad" loext:mime-type="image/svg+xml">
            <text:p text:style-name="P2"><text:span text:style-name="T1"/></text:p>
            <text:p text:style-name="P2"><text:span text:style-name="T1">Arduino <text:s text:c="3"/></text:span></text:p>
          </draw:image>
          <draw:image xlink:href="Pictures/100002010000007C00000048F04D7637CF95EAD0.png" xlink:type="simple" xlink:show="embed" xlink:actuate="onLoad" loext:mime-type="image/png"/>
        </draw:frame>
        <draw:line draw:style-name="gr1" draw:text-style-name="P1" draw:layer="layout" svg:x1="7.62cm" svg:y1="13.939cm" svg:x2="20.32cm" svg:y2="13.939cm">
          <text:p/>
        </draw:line>
        <draw:custom-shape draw:style-name="gr3" draw:text-style-name="P4" draw:layer="layout" svg:width="15.367cm" svg:height="16.51cm" svg:x="6.287cm" svg:y="2.27cm">
          <text:p/>
          <draw:enhanced-geometry svg:viewBox="0 0 21600 21600" draw:type="rectangle" draw:enhanced-path="M 0 0 L 21600 0 21600 21600 0 21600 0 0 Z N"/>
        </draw:custom-shape>
        <draw:frame draw:style-name="gr2" draw:text-style-name="P5" xml:id="id3" draw:id="id3" draw:layer="layout" svg:width="4.572cm" svg:height="4.537cm" svg:x="1.181cm" svg:y="8.468cm">
          <draw:image xlink:href="Pictures/10001AD90000149E00001476B3C15491596A6F53.svg" xlink:type="simple" xlink:show="embed" xlink:actuate="onLoad" loext:mime-type="image/svg+xml">
            <text:p text:style-name="P2">Application</text:p>
          </draw:image>
          <draw:image xlink:href="Pictures/10000201000000C7000000C6146A5FFCFFC4A34A.png" xlink:type="simple" xlink:show="embed" xlink:actuate="onLoad" loext:mime-type="image/png"/>
        </draw:frame>
        <draw:custom-shape draw:style-name="gr4" draw:text-style-name="P6" draw:layer="layout" svg:width="1.27cm" svg:height="1.27cm" svg:x="13.335cm" svg:y="7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778cm" svg:height="1.397cm" svg:x="13.081cm" svg:y="13.238cm">
          <text:p/>
          <draw:enhanced-geometry svg:viewBox="0 0 21600 21600" draw:type="rectangle" draw:enhanced-path="M 0 0 L 21600 0 21600 21600 0 21600 0 0 Z N"/>
        </draw:custom-shape>
        <draw:frame draw:style-name="gr6" draw:text-style-name="P8" xml:id="id1" draw:id="id1" draw:layer="layout" svg:width="4.064cm" svg:height="1.433cm" svg:x="6.842cm" svg:y="6.666cm">
          <draw:text-box>
            <text:p><text:span text:style-name="T2">PinData, i2c_map, </text:span></text:p>
            <text:p><text:span text:style-name="T2">sonar_map, query_reply_data</text:span></text:p>
          </draw:text-box>
        </draw:frame>
        <draw:connector draw:style-name="gr7" draw:text-style-name="P1" draw:layer="layout" draw:type="lines" svg:x1="10.906cm" svg:y1="7.382cm" svg:x2="13.203cm" svg:y2="8.143cm" draw:start-shape="id1" draw:start-glue-point="1" svg:d="M10906 7382h501l1796 761" svg:viewBox="0 0 2298 762">
          <text:p/>
        </draw:connector>
        <draw:frame draw:style-name="gr8" draw:text-style-name="P9" draw:layer="layout" svg:width="3.302cm" svg:height="0.889cm" svg:x="7.758cm" svg:y="4.607cm">
          <draw:text-box>
            <text:p><text:span text:style-name="T3"><text:s/></text:span><text:span text:style-name="T4">API Calls</text:span></text:p>
          </draw:text-box>
        </draw:frame>
        <draw:frame draw:style-name="gr9" draw:text-style-name="P10" xml:id="id2" draw:id="id2" draw:layer="layout" svg:width="3.179cm" svg:height="2.086cm" svg:x="12.381cm" svg:y="10.271cm">
          <draw:image xlink:href="Pictures/10000000000000780000004F31B60E971AE787FD.png" xlink:type="simple" xlink:show="embed" xlink:actuate="onLoad" loext:mime-type="image/png">
            <text:p/>
          </draw:image>
        </draw:frame>
        <draw:connector draw:style-name="gr10" draw:text-style-name="P1" draw:layer="layout" draw:type="lines" draw:line-skew="-1.41cm 2.354cm" svg:x1="12.381cm" svg:y1="11.314cm" svg:x2="3.467cm" svg:y2="13.005cm" draw:start-shape="id2" draw:start-glue-point="3" draw:end-shape="id3" draw:end-glue-point="2" svg:d="M12381 11314h-1910l-7004 4545v-2854" svg:viewBox="0 0 8915 4546">
          <text:p/>
        </draw:connector>
        <draw:frame draw:style-name="gr11" draw:text-style-name="P11" draw:layer="layout" svg:width="4.572cm" svg:height="1.825cm" svg:x="1.381cm" svg:y="16.32cm">
          <draw:text-box>
            <text:p><text:span text:style-name="T5"><text:s/></text:span><text:span text:style-name="T5">Callback Notifications</text:span></text:p>
          </draw:text-box>
        </draw:frame>
        <draw:g xml:id="id5" draw:id="id5">
          <draw:custom-shape draw:style-name="gr12" draw:text-style-name="P12" draw:layer="layout" svg:width="7.034cm" svg:height="2.086cm" svg:x="10.453cm" svg:y="4.394cm">
            <text:p text:style-name="P12">Command</text:p>
            <text:p text:style-name="P12">Thread</text:p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1.778cm" svg:height="1.778cm" svg:x="15.582cm" svg:y="4.556cm">
            <text:p text:style-name="P13"><text:span text:style-name="T6">Serial</text:span></text:p>
            <text:p text:style-name="P13"><text:span text:style-name="T6">Writer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 xml:id="id4" draw:id="id4">
          <draw:custom-shape draw:style-name="gr14" draw:text-style-name="P12" draw:layer="layout" svg:width="9.271cm" svg:height="2.086cm" svg:x="9.335cm" svg:y="15.743cm">
            <text:p text:style-name="P12">Serial Receive</text:p>
            <text:p text:style-name="P12">Thread</text:p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2.286cm" svg:height="2.032cm" svg:x="16.147cm" svg:y="15.797cm">
            <text:p text:style-name="P13"><text:span text:style-name="T6">Serial</text:span></text:p>
            <text:p text:style-name="P13"><text:span text:style-name="T6">Reader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connector draw:style-name="gr10" draw:text-style-name="P1" draw:layer="layout" draw:type="lines" svg:x1="23.838cm" svg:y1="12.099cm" svg:x2="18.606cm" svg:y2="16.786cm" draw:end-shape="id4" draw:end-glue-point="1" svg:d="M23838 12099l-4732 4687h-500" svg:viewBox="0 0 5233 4688">
          <text:p/>
        </draw:connector>
        <draw:line draw:style-name="gr10" draw:text-style-name="P1" draw:layer="layout" svg:x1="13.97cm" svg:y1="15.732cm" svg:x2="13.97cm" svg:y2="14.589cm">
          <text:p/>
        </draw:line>
        <draw:line draw:style-name="gr10" draw:text-style-name="P1" draw:layer="layout" svg:x1="13.97cm" svg:y1="10.144cm" svg:x2="13.97cm" svg:y2="9.255cm">
          <text:p/>
        </draw:line>
        <draw:line draw:style-name="gr16" draw:text-style-name="P2" draw:layer="layout" svg:x1="13.97cm" svg:y1="6.588cm" svg:x2="13.97cm" svg:y2="8.112cm">
          <text:p/>
        </draw:line>
        <draw:connector draw:style-name="gr17" draw:text-style-name="P1" draw:layer="layout" draw:type="lines" draw:line-skew="0cm -1.126cm" svg:x1="10.453cm" svg:y1="5.437cm" svg:x2="3.467cm" svg:y2="8.468cm" draw:start-shape="id5" draw:start-glue-point="3" draw:end-shape="id3" draw:end-glue-point="0" svg:d="M10453 5437h-501l-6485 1405v1626" svg:viewBox="0 0 6987 3032">
          <text:p/>
        </draw:connector>
        <draw:frame draw:style-name="gr18" draw:text-style-name="P15" draw:layer="layout" svg:width="4.699cm" svg:height="3.095cm" svg:x="1.254cm" svg:y="3.413cm">
          <draw:text-box>
            <text:p><text:span text:style-name="T7">Polled Data</text:span></text:p>
            <text:p><text:span text:style-name="T7">And Report</text:span></text:p>
            <text:p><text:span text:style-name="T7">Request Results</text:span></text:p>
          </draw:text-box>
        </draw:frame>
        <draw:line draw:style-name="gr10" draw:text-style-name="P1" draw:layer="layout" svg:x1="13.97cm" svg:y1="13.192cm" svg:x2="13.97cm" svg:y2="12.303cm">
          <text:p/>
        </draw:line>
        <draw:connector draw:style-name="gr19" draw:text-style-name="P1" draw:layer="layout" draw:type="lines" draw:line-skew="3.078cm" svg:x1="17.487cm" svg:y1="5.437cm" svg:x2="24.228cm" svg:y2="9.277cm" draw:start-shape="id5" draw:start-glue-point="1" draw:end-shape="id6" draw:end-glue-point="0" svg:d="M17487 5437h3579l3162 3340v500" svg:viewBox="0 0 6742 3841">
          <text:p/>
        </draw:connector>
        <draw:frame draw:style-name="gr20" draw:text-style-name="P8" xml:id="id7" draw:id="id7" draw:layer="layout" svg:width="2.413cm" svg:height="0.658cm" svg:x="16.24cm" svg:y="12.661cm">
          <draw:text-box>
            <text:p><text:span text:style-name="T2">the_deque</text:span></text:p>
          </draw:text-box>
        </draw:frame>
        <draw:connector draw:style-name="gr7" draw:text-style-name="P1" draw:layer="layout" draw:type="lines" svg:x1="16.24cm" svg:y1="12.99cm" svg:x2="15.053cm" svg:y2="13.666cm" draw:start-shape="id7" draw:start-glue-point="3" svg:d="M16240 12990h-501l-686 676" svg:viewBox="0 0 1188 677">
          <text:p/>
        </draw:connector>
        <draw:frame draw:style-name="gr8" draw:text-style-name="P16" draw:layer="layout" svg:width="2.667cm" svg:height="0.889cm" svg:x="10.398cm" svg:y="10.398cm">
          <draw:text-box>
            <text:p><text:span text:style-name="T2">Callback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ashed_20__28_var_29_" svg:stroke-color="#800080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4T11:15:03.014655220</meta:creation-date>
    <dc:date>2020-03-14T18:36:01.124353367</dc:date>
    <meta:editing-duration>PT12M28S</meta:editing-duration>
    <meta:editing-cycles>7</meta:editing-cycles>
    <meta:generator>LibreOffice/6.3.4.2$Linux_X86_64 LibreOffice_project/30$Build-2</meta:generator>
    <meta:document-statistic meta:object-count="30"/>
  </office:meta>
</office:document-meta>
</file>